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none"/>
      <style:paragraph-properties fo:margin-left="0cm" fo:margin-right="0cm" fo:text-align="justify" style:justify-single-word="false" fo:text-indent="0.9cm" style:auto-text-indent="false" fo:background-color="transparent"/>
    </style:style>
    <style:style style:name="P2" style:family="paragraph" style:parent-style-name="Standard">
      <loext:graphic-properties draw:fill="none"/>
      <style:paragraph-properties fo:margin-left="0cm" fo:margin-right="0cm" fo:text-align="justify" style:justify-single-word="false" fo:text-indent="0.9cm" style:auto-text-indent="false" fo:background-color="transparent"/>
      <style:text-properties officeooo:paragraph-rsid="00196691"/>
    </style:style>
    <style:style style:name="P3" style:family="paragraph" style:parent-style-name="Standard" style:master-page-name="">
      <loext:graphic-properties draw:fill="none"/>
      <style:paragraph-properties fo:margin-left="0cm" fo:margin-right="0cm" fo:text-align="center" style:justify-single-word="false" fo:text-indent="0.9cm" style:auto-text-indent="false" style:page-number="auto" fo:background-color="transparen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Новыя тэндэнцыі ў развіцці электронных бібліятэк</text:p>
      <text:p text:style-name="P1"/>
      <text:p text:style-name="P2">Развіццё электронных бібліятэк (ЭБ) – адна з адметных тэндэнцый інфармацыйнага грамадства. Гэтая тэма вельмі папулярная ў сусветнай бібліятэчна-інфармацыйнай дзейнасці і бібліятэказнаўстве. Стварэнне ЭБ разглядаецца як адзін з асноўных накірункаў сучаснага развіцця бібліятэчнай справы. Разам з тым, само паняцце "электронная бібліятэка" да гэтага часу яшчэ да канца не аформілася і не з'яўляецца ўстойлівым. Не ставячы перад сабой мэту падрабязнага аналізу тэрміналагічнай праблемы ЭБ (гэтаму прысвечана вялікая колькасць публікацый як у айчынных, так і замежных выданнях), толькі падкрэслім, што наконт ЭБ існуюць два асноўныя меркаванні: 1) вызначэнне ЭБ праз стварэнне неабходнага электроннага інфармацыйнага рэсурсу (ЭІР) і 2) як забеспячэнне доступу да аддаленых інфармацыйных рэсурсаў. Гэтыя меркаванні не з'яўляюцца супрацьлеглымі. Усё залежыць ад асаблівасцей і спосабаў стварэння ЭБ у канкрэтнай бібліятэцы.</text:p>
      <text:p text:style-name="P1">Пад электроннай бібліятэкай будзем разумець тэлекамунікацыйную бібліятэчна-інфармацыйную сістэму, якая дазваляе збіраць, ствараць, захоўваць і эфектыўна выкарыстоўваць разнастайныя ЭІР (калекцыі электронных дакументаў: паўнатэкставых, графічных, мультымедыйных, гібрыдных і інш.; першасных і другасных), якія павінны быць даступнымі ў зручным для карыстальніка выглядзе праз лакальныя, карпаратыўныя і глабальныя камп'ютарныя сеткі. ЭБ аблягчаюць і робяць камфортным доступ да ЭІР уласнай ці знешняй генерацыі. Усе астатнія тэрміналагічныя вытанчанасці – "лічбавыя бібліятэкі", "віртуальныя бібліятэкі" – з'яўляюцца не болыш чым метафарай.</text:p>
      <text:p text:style-name="P1">Электронныя бібліятэкі часта неабгрунтавана абагульняюцца з паняццем ўсяго Інтэрнэту. Інфармацыйныя рэсурсы Інтэрнэту, як вядома, адрозніваюцца хаатычнасцю, неарганізаванасцю, бязадраснасцю. ЭБ, наадварот, вынік спецыяльна адабранай і ўпарадкаванай інфармацыі, якая адпавядае інфармацыйным патрэбнасцям пэўных карыстальнікаў. У той жа час ЭБ – частка сеткавага рэсурсу, які можа быць размешчаны ў Інтэрнэце, але можа быць і не размешчаны (выкарыстоўвацца лакальна). Інтэрнэт з'яўляецца сродкам выкарыстання спецыяльна створаных ЭБ.</text:p>
      <text:p text:style-name="P1">Важнай праблемай ЭБ з'яўляецца архіўнае захаванне электронных дакументаў. Карысным у гэтым плане з'яўляецца вопыт еўрапейскіх краін, якія ў свае нацыянальныя дэпазітарыі ўключаюць і электронныя дакументы.</text:p>
      <text:p text:style-name="P1">Развіццё ЭБ у эканамічна развітых дзяржавах свету ў апошні час, па сведчанні вядомых спецыялістаў, некалькі замарудзілася. У першую чаргу, гэта датычыцца выкарыстання электроннай дастаўкі дакументаў як аднаго з неабходных сродкаў функцыянавання ЭБ. Бібліятэкі ЗША і Заходняй Еўропы не абсалютызуюць гэты зручны від паслугі і нават стрымліваюць яго развіццё ці ўвогуле адмаўляюцца ад яго. Прычына заключаецца ў прэтэнзіях шматлікіх аўтараў і выдаўцоў, якія звязаны з парушэннем іх правоў уласнасці на пэўны інфармацыйны прадукт. Электронная адпраўка паўнатэкставай копіі, нават артыкула, па заходніх патрабаваннях капірайта можа трактавацца як парушэнне аўтарскіх правоў.</text:p>
      <text:p text:style-name="P1">У сувязі з гэтым заўважана тэндэнцыя развіцця ЭБ, праўда, у асноўным за мяжой, як аднаго з кірункаў (кампанент) аўтаматызаванай бібліятэчнай тэхналогіі, г.зн. АБІС. Электронныя бібліятэкі больш не супрацьпастаўляюцца АБІС. Наадварот, найбольш сучасныя АБІС падтрымліваюць рэжымы стварэння электронных калекцый. АБІС, дзякуючы таму, што яны з'яўляюцца электроннай версіяй звычайнай бібліятэкі, спрыяюць развіццю аднолькавага падыходу да адзінай узгодненай электроннай бібліятэчнай інфраструктуры краіны, якая б</text:p>
      <text:p text:style-name="P1">забяспечвала аказанне інтэграваных інфармацыйных паслуг.</text:p>
      <text:p text:style-name="P1">Напрыклад, у адной з найбольш папулярных у апошні час, у тым ліку і ў Беларусі, бібліятэчнай сістэме "МАРК – SQL" ёсць спецыяльная кампанента, якая атрымала назву "Макрааб'екты". 3 яе дапамогай можна вызначаць розныя аб'екты (поўныя тэксты дакументаў) і прыпісваць іх да бібліяграфічных запісаў. У ёй існуе двухузроўневы доступ да такіх аб'ектаў. Карыстальнікі спачатку знаходзяць неабходныя бібліяграфічныя апісанні ў <text:soft-page-break/>электронным каталогу, а затым атрымліваюць доступ да макрааб'екта, які прыпісаны да пэўнага бібліяграфічнага апісання. Доступ забяспечваецца тымі ж сродкамі, з дапамогай якіх ён створаны: паўнатэкставыя дакументы – рэдактарам тэкстаў, графічныя аб'екты –графічным рэдактарам, аўдыа- і відэаінфармацыя – праграмай, з дапамогай якой можна праслухоўваць і праглядаць дадзеныя інфармацыйныя рэсурсы. Бібліяграфічнаму запісу можна прыпісваць любую колькасць макрааб'ектаў.</text:p>
      <text:p text:style-name="P1">У апошнія гады ў межах развіцця ЭБ з'явілася новая, яшчэ больш складаная праблема – праблема падтрымкі і вядзення электронных архіваў і архіваў веб-рэсурсаў. Гэтая праблема ўжо пачала вырашацца ў Каралеўскай бібліятэцы Швецыі, у якой архівіруюцца сайты ўсіх буйнейшых бібліятэк краіны. Цяжкасць заключаецца і ўтым, што вельмі няпроста ідэнтыфікаваць адны і тыя ж сайты, якія маюць розныя рэдактары. Складана таксама класіфікаваць электронныя рэсурсы і маніпуляваць імі.</text:p>
      <text:p text:style-name="P1">Стварэнне і падтрымка буйных ЭБ намаганнямі адной бібліятэкі зараз немагчыма. Гэта патрабуе вялікіх фінансавых затрат на набыццё праграмна-тэхнічнага комплексу, на сканіраванне і апрацоўку дакументаў, іх упарадкаванне, вырашэнне пытанняў, якія звязаны з аўтарскімі правамі і ліцэнзаваннем. Значных выдаткаў патрабуе таксама і размяшчэнне ЭБ у сусветнай павуціне, што звязана, у першую чаргу, з неабходнасцю пастаяннай аплаты каналаў сувязі. Сусветны вопыт сведчыць, штопазбегнуць па меншай меры часткі гэтых праблем можна шляхам карпаратыўнага аб'яднання бібліятэк у кансорцыумы. Развіццё ЭБ нельга лічыць эфектыўным, калі яны не будуць шчыльна ўзаемадзейнічаць з выдавецтвамі, інфармацыйнымі службамі, архівамі, музеямі і іншымі сацыяльнымі інстытутамі, якія маюць справу з інфармацыйнымі рэсурсамі, утвараючы ў гэтым напрамку адзіную інфармацыйную прастору.</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22:01:37.554709394</meta:creation-date>
    <dc:date>2018-09-12T22:10:51.910795660</dc:date>
    <meta:editing-duration>PT9M15S</meta:editing-duration>
    <meta:editing-cycles>1</meta:editing-cycles>
    <meta:document-statistic meta:table-count="0" meta:image-count="0" meta:object-count="0" meta:page-count="2" meta:paragraph-count="11" meta:word-count="715" meta:character-count="5788" meta:non-whitespace-character-count="5076"/>
    <meta:generator>LibreOffice/5.4.5.1$Linux_X86_64 LibreOffice_project/40m0$Build-1</meta:generator>
  </office:meta>
</office:document-meta>
</file>